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1775c7" style:font-size-asian="5.25pt" style:font-size-complex="6pt"/>
    </style:style>
    <style:style style:name="P5" style:family="paragraph" style:parent-style-name="Standard">
      <style:text-properties fo:font-size="6pt" officeooo:paragraph-rsid="00410c4e" style:font-size-asian="5.25pt" style:font-size-complex="6pt"/>
    </style:style>
    <style:style style:name="P6" style:family="paragraph" style:parent-style-name="Standard">
      <style:text-properties fo:font-size="6pt" officeooo:paragraph-rsid="005056cc" style:font-size-asian="5.25pt" style:font-size-complex="6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Standard">
      <style:text-properties fo:font-size="6pt" officeooo:paragraph-rsid="000cd3fd" style:font-size-asian="6pt" style:font-size-complex="6pt"/>
    </style:style>
    <style:style style:name="P9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0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Titre_20_Action">
      <style:text-properties officeooo:paragraph-rsid="005056cc"/>
    </style:style>
    <style:style style:name="P12" style:family="paragraph" style:parent-style-name="Titre_20_OO">
      <style:text-properties officeooo:paragraph-rsid="00423794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5" style:family="paragraph" style:parent-style-name="Titre_20_OS">
      <style:text-properties officeooo:paragraph-rsid="00410c4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<office:annotation><dc:creator>sge</dc:creator><dc:date>2016-08-31T12:41:57</dc:date><text:p text:style-name="P16"><text:span text:style-name="T3">do text if context.getPortalTypeName()=='projectspace'</text:span></text:p></office:annotation><text:text-input text:description="">"PST %s" % context.Description()</text:text-input></text:p>
      <text:p text:style-name="P3"/>
      <text:section text:style-name="Sect1" text:name="Section4">
        <text:p text:style-name="P7"><office:annotation><dc:creator>sge</dc:creator><dc:date>2016-09-29T15:09:49</dc:date><text:p text:style-name="P16"><text:span text:style-name="T3">do section if context.getPortalTypeName()=='projectspace'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3"><text:a xlink:type="simple" xlink:href="#__RefHeading___Toc781_1946196899" text:style-name="Index_20_Link" text:visited-style-name="Index_20_Link"><text:span text:style-name="Couleur_20_niv_20_1"><text:s/>1 </text:span></text:a><text:a xlink:type="simple" xlink:href="#__RefHeading___Toc781_1946196899" text:style-name="Index_20_Link" text:visited-style-name="Index_20_Link">so.Title()<text:tab/>2</text:a></text:p>
            <text:p text:style-name="P10"><text:a xlink:type="simple" xlink:href="#__RefHeading___Toc783_1946196899" text:style-name="Index_20_Link" text:visited-style-name="Index_20_Link"><text:span text:style-name="Couleur_20_niv_20_2"><text:s/>1.1 </text:span></text:a><text:a xlink:type="simple" xlink:href="#__RefHeading___Toc783_1946196899" text:style-name="Index_20_Link" text:visited-style-name="Index_20_Link">oo.Title()<text:tab/>2</text:a></text:p>
            <text:p text:style-name="P14"><text:a xlink:type="simple" xlink:href="#__RefHeading___Toc785_1946196899" text:style-name="Index_20_Link" text:visited-style-name="Index_20_Link"><text:span text:style-name="Couleur_20_niv_20_3"><text:s/>1.1.1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7"/>
        <text:p text:style-name="P9"/>
      </text:section>
      <text:p text:style-name="P3"/>
      <text:p text:style-name="Titre_20_document_20_1"><office:annotation><dc:creator>sge </dc:creator><dc:date>2013-10-18T14:28:03</dc:date><text:p text:style-name="P16"><text:span text:style-name="T6">do text if context.getPortalTypeName()=='strategicobjective'</text:span></text:p></office:annotation>Contenu de l'objectif stratégique</text:p>
      <text:p text:style-name="Titre_20_document_20_1"><office:annotation><dc:creator>sge </dc:creator><dc:date>2013-10-18T14:28:03</dc:date><text:p text:style-name="P16"><text:span text:style-name="T6">do text if context.getPortalTypeName()=='operationalobjective'</text:span></text:p></office:annotation>Contenu de l'objectif opérationnel</text:p>
      <text:p text:style-name="Titre_20_document_20_1"><office:annotation><dc:creator>sge </dc:creator><dc:date>2013-10-18T14:28:03</dc:date><text:p text:style-name="P16"><text:span text:style-name="T6">do text if context.getPortalTypeName()=='pstaction'</text:span></text:p></office:annotation>Contenu de l'action</text:p>
      <text:section text:style-name="Sect1" text:name="Section1">
        <text:p text:style-name="P4"><office:annotation><dc:creator>sge</dc:creator><dc:date>2016-09-05T15:40:08</dc:date><text:p text:style-name="P16"><text:span text:style-name="T3">do section- for so in view.getStrategicObjectives()</text:span></text:p></office:annotation> 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15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16"><text:span text:style-name="T9">do table with so_v=view.getDGHV(so, appy_rdr=view.appy_renderer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16"><text:span text:style-name="T7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16"><text:span text:style-name="T7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16"><text:span text:style-name="T6">do text</text:span></text:p><text:p text:style-name="P16"><text:span text:style-name="T6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16"><text:span text:style-name="T6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16"><text:span text:style-name="T9">do text</text:span></text:p><text:p text:style-name="P16"><text:span text:style-name="T9">from so_v.display_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16"><text:span text:style-name="T6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16"><text:span text:style-name="T6">do text</text:span></text:p><text:p text:style-name="P16"><text:span text:style-name="T6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16"><text:span text:style-name="T7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16"><text:span text:style-name="T9">do text</text:span></text:p><text:p text:style-name="P16"><text:span text:style-name="T9">from so_v.display_text('observation')</text:span></text:p></office:annotation>champ constat</text:p>
            </table:table-cell>
          </table:table-row>
        </table:table>
        <text:p text:style-name="P5"/>
        <text:section text:style-name="Sect1" text:name="Section2">
          <text:p text:style-name="P2"><text:span text:style-name="T2"><office:annotation><dc:creator>sge</dc:creator><dc:date>2016-09-05T15:17:45</dc:date><text:p text:style-name="P16"><text:span text:style-name="T4">do section- for oo in view.getOperationalObjectives(so=so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12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16"><text:span text:style-name="T8">do table with oo_v=view.getDGHV(oo, appy_rdr=view.appy_renderer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16"><text:span text:style-name="T7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16"><text:span text:style-name="T6">do text</text:span></text:p><text:p text:style-name="P16"><text:span text:style-name="T6">from xhtml(oo_v.display_text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16"><text:span text:style-name="T7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16"><text:span text:style-name="T7">do text</text:span><text:span text:style-name="T6"> if oo.result_indicator</text:span></text:p><text:p text:style-name="P16"><text:span text:style-name="T7">from xhtml(oo_v</text:span><text:span text:style-name="T6">.display_widget('result_indicator'</text:span><text:span text:style-name="T7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16"><text:span text:style-name="T7">do row if oo.</text:span><text:span text:style-name="T6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16"><text:span text:style-name="T6">do text</text:span></text:p><text:p text:style-name="P16"><text:span text:style-name="T6">from xhtml(oo_v.display_text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16"><text:span text:style-name="T7">do text if oo.budget</text:span></text:p><text:p text:style-name="P16"><text:span text:style-name="T7">from xhtml(oo_v</text:span><text:span text:style-name="T6">.</text:span><text:span text:style-name="T7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16"><text:span text:style-name="T6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16"><text:span text:style-name="T6">do text</text:span></text:p><text:p text:style-name="P16"><text:span text:style-name="T6">from oo_v.display_html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16"><text:span text:style-name="T7">do row if oo_</text:span><text:span text:style-name="T6">v.</text:span><text:span text:style-name="T7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16"><text:span text:style-name="T6">do text</text:span></text:p><text:p text:style-name="P16"><text:span text:style-name="T6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16"><text:span text:style-name="T7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16"><text:span text:style-name="T6">do text</text:span></text:p><text:p text:style-name="P16"><text:span text:style-name="T6">from oo_v.display_html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16"><text:span text:style-name="T6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16"><text:span text:style-name="T6">do text</text:span></text:p><text:p text:style-name="P16"><text:span text:style-name="T6">from oo_v.display_html('comments')</text:span></text:p></office:annotation>champ comments</text:p>
              </table:table-cell>
            </table:table-row>
          </table:table>
          <text:p text:style-name="P3"/>
          <text:section text:style-name="Sect1" text:name="Section3">
            <text:p text:style-name="P7"><office:annotation><dc:creator>sge</dc:creator><dc:date>2016-09-06T13:10:29</dc:date><text:p text:style-name="P16"><text:span text:style-name="T4">do section- for act in view.getActions(oo=oo)</text:span></text:p></office:annotation></text:p>
            <text:p text:style-name="P7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11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16"><text:span text:style-name="T4">do table with act_v=view.</text:span><text:span text:style-name="T5">getDGHV(act, appy_rdr=view.appy_renderer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ext:soft-page-break/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16"><text:span text:style-name="T4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16"><text:span text:style-name="T4">do text</text:span></text:p><text:p text:style-name="P16"><text:span text:style-name="T4">from xhtml(act_v.display_text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16"><text:span text:style-name="T4">do text</text:span></text:p><text:p text:style-name="P16"><text:span text:style-name="T4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16"><text:span text:style-name="T4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16"><text:span text:style-name="T4">do text</text:span></text:p><text:p text:style-name="P16"><text:span text:style-name="T4">from xhtml(act_v.display_text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16"><text:span text:style-name="T4">do text if act.budget</text:span></text:p><text:p text:style-name="P16"><text:span text:style-name="T4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16"><text:span text:style-name="T4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16"><text:span text:style-name="T4">do text</text:span></text:p><text:p text:style-name="P16"><text:span text:style-name="T4">from act_v.display_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16"><text:span text:style-name="T4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16"><text:span text:style-name="T4">do text</text:span></text:p><text:p text:style-name="P16"><text:span text:style-name="T4">from act_v.display_html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16"><text:span text:style-name="T4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16"><text:span text:style-name="T4">do text</text:span></text:p><text:p text:style-name="P16"><text:span text:style-name="T4">from act_v.display_html('comments')</text:span></text:p></office:annotation>champ comments</text:p>
                </table:table-cell>
              </table:table-row>
            </table:table>
            <text:p text:style-name="P6"/>
          </text:section>
          <text:p text:style-name="P7"/>
        </text:section>
        <text:p text:style-name="P7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09-29T16:17:19.288673475</dc:date>
    <dc:creator>sge</dc:creator>
    <meta:editing-duration>P2DT5H51M9S</meta:editing-duration>
    <meta:editing-cycles>121</meta:editing-cycles>
    <meta:document-statistic meta:table-count="3" meta:image-count="3" meta:object-count="0" meta:page-count="3" meta:paragraph-count="74" meta:word-count="161" meta:character-count="1364" meta:non-whitespace-character-count="1290"/>
  </office:meta>
</office:document-meta>
</file>